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9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5" style:family="text">
      <style:text-properties fo:color="#b35a1b"/>
    </style:style>
    <style:style style:name="T6" style:family="text">
      <style:text-properties fo:color="#cac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ining Methods in JavaScript</text:p>
      <text:p text:style-name="P2"><text:span text:style-name="T2">With all these useful array methods you learned about, it's important to understand how you can combine them. Let's take </text:span><text:span text:style-name="Source_20_Text"><text:span text:style-name="T4">map()</text:span></text:span><text:span text:style-name="T2"> and </text:span><text:span text:style-name="Source_20_Text"><text:span text:style-name="T4">reduce()</text:span></text:span><text:span text:style-name="T2"> as an example:</text:span></text:p>
      <text:p text:style-name="P1"><text:span text:style-name="T5">const</text:span><text:span text:style-name="T1"> originalArray = [{price: 10.99}, {price: 5.99}, {price: 29.99}];</text:span><text:span text:style-name="T5">const</text:span><text:span text:style-name="T1"> transformedArray = originalArray.map(obj =&gt; obj.price); </text:span><text:span text:style-name="T6">// produces [10.99, 5.99, 29.99]</text:span><text:span text:style-name="T5">const</text:span><text:span text:style-name="T1"> sum = transformedArray.reduce((sumVal, curVal) =&gt; sumVal + curVal, 0); </text:span><text:span text:style-name="T6">// =&gt; 46.97</text:span></text:p>
      <text:p text:style-name="P2"><text:span text:style-name="T2">Of course, you could skip the map step and just add the extraction logic to </text:span><text:span text:style-name="Source_20_Text"><text:span text:style-name="T4">reduce()</text:span></text:span><text:span text:style-name="T2">:</text:span></text:p>
      <text:p text:style-name="P1"><text:span text:style-name="T5">const</text:span><text:span text:style-name="T1"> originalArray = [{price: 10.99}, {price: 5.99}, {price: 29.99}];</text:span><text:span text:style-name="T5">const</text:span><text:span text:style-name="T1"> sum = originalArray.reduce((sumVal, curVal) =&gt; sumVal + curVal.price, 0); </text:span><text:span text:style-name="T6">// =&gt; 46.97</text:span></text:p>
      <text:p text:style-name="P2"><text:span text:style-name="T2">But let's say you have a more complex extraction logic and hence want to split this into multiple method calls. Or you have a re-usable map function which you want to be able to use in different places of your app. Then you can still write the initial example in a more concise way if you </text:span><text:span text:style-name="Strong_20_Emphasis"><text:span text:style-name="T3">leverage method chaining</text:span></text:span><text:span text:style-name="T2">:</text:span></text:p>
      <text:p text:style-name="P1"><text:span text:style-name="T5">const</text:span><text:span text:style-name="T1"> originalArray = [{price: 10.99}, {price: 5.99}, {price: 29.99}];</text:span><text:span text:style-name="T5">const</text:span><text:span text:style-name="T1"> sum = originalArray.map(obj =&gt; obj.price) <text:s text:c="3"/>.reduce((sumVal, curVal) =&gt; sumVal + curVal, 0); </text:span><text:span text:style-name="T6">// =&gt; 46.97</text:span></text:p>
      <text:p text:style-name="P2"><text:span text:style-name="T2">We call </text:span><text:span text:style-name="Source_20_Text"><text:span text:style-name="T4">.reduce()</text:span></text:span><text:span text:style-name="T2"> directly on the result of </text:span><text:span text:style-name="Source_20_Text"><text:span text:style-name="T4">map()</text:span></text:span><text:span text:style-name="T2"> (which produces an array, that's why this is possible). Hence we can avoid storing the mapped array in a separate constant or variable that we might not need in any other plac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21:48:50.255948399</meta:creation-date>
    <dc:date>2020-09-19T21:49:34.295703191</dc:date>
    <meta:editing-duration>PT44S</meta:editing-duration>
    <meta:editing-cycles>1</meta:editing-cycles>
    <meta:document-statistic meta:table-count="0" meta:image-count="0" meta:object-count="0" meta:page-count="1" meta:paragraph-count="8" meta:word-count="222" meta:character-count="1404" meta:non-whitespace-character-count="1187"/>
    <meta:generator>LibreOffice/6.0.7.3$Linux_X86_64 LibreOffice_project/00m0$Build-3</meta:generator>
  </office:meta>
</office:document-meta>
</file>